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76cm" draw:marker-start="Arrow" draw:marker-start-width="0.406cm" draw:marker-end="Arrow" draw:marker-end-width="0.406cm" draw:stroke-linejoin="bevel" draw:textarea-horizontal-align="center" draw:textarea-vertical-align="middle" fo:padding-top="0.088cm" fo:padding-bottom="0.088cm" fo:padding-left="0.088cm" fo:padding-right="0.088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7cm" fo:min-width="3.8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34cm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81cm"/>
    </style:style>
    <style:style style:name="gr8" style:family="graphic" style:parent-style-name="objectwithoutfill">
      <style:graphic-properties svg:stroke-width="0.071cm" draw:marker-start="Arrow" draw:marker-start-width="0.203cm" draw:marker-end="Arrow" draw:marker-end-width="0.203cm" draw:fill="none" draw:textarea-horizontal-align="center" draw:textarea-vertical-align="middle" fo:padding-top="0.035cm" fo:padding-bottom="0.035cm" fo:padding-left="0.035cm" fo:padding-right="0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096cm"/>
    </style:style>
    <style:style style:name="gr11" style:family="graphic" style:parent-style-name="standard">
      <style:graphic-properties svg:stroke-width="0.127cm" draw:marker-start="Arrow" draw:marker-start-width="0.257cm" draw:marker-end="Arrow" draw:marker-end-width="0.257cm" draw:stroke-linejoin="bevel" draw:textarea-horizontal-align="center" draw:textarea-vertical-align="middle" fo:padding-top="0.064cm" fo:padding-bottom="0.064cm" fo:padding-left="0.064cm" fo:padding-right="0.0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4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159cm"/>
    </style:style>
    <style:style style:name="gr14" style:family="graphic" style:parent-style-name="standard">
      <style:graphic-properties svg:stroke-width="0.076cm" draw:marker-start="Arrow" draw:marker-start-width="0.203cm" draw:marker-end="Arrow" draw:marker-end-width="0.203cm" draw:stroke-linejoin="bevel" draw:textarea-horizontal-align="center" draw:textarea-vertical-align="middle" fo:padding-top="0.038cm" fo:padding-bottom="0.038cm" fo:padding-left="0.038cm" fo:padding-right="0.0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1.02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line draw:style-name="gr1" draw:text-style-name="P1" draw:layer="layout" svg:x1="23.622cm" svg:y1="2.413cm" svg:x2="23.622cm" svg:y2="4.318cm">
          <text:p/>
        </draw:line>
        <draw:custom-shape draw:style-name="gr2" draw:text-style-name="P1" draw:layer="layout" svg:width="3.937cm" svg:height="1.524cm" svg:x="21.59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859cm" svg:height="1.387cm" svg:x="21.647cm" svg:y="0.889cm">
          <draw:text-box>
            <text:p><text:span text:style-name="T1">To Emulab</text:span></text:p>
            <text:p text:style-name="P1"><text:span text:style-name="T2">(procurve1)</text:span></text:p>
          </draw:text-box>
        </draw:frame>
        <draw:frame draw:style-name="gr4" draw:text-style-name="P4" draw:layer="layout" svg:width="1.534cm" svg:height="0.661cm" svg:x="23.993cm" svg:y="2.921cm">
          <draw:text-box draw:corner-radius="2.666cm">
            <text:p text:style-name="P3"><text:span text:style-name="T3">10Gb</text:span></text:p>
          </draw:text-box>
        </draw:frame>
        <draw:rect draw:style-name="gr5" draw:text-style-name="P1" draw:layer="layout" svg:width="3.452cm" svg:height="1.764cm" svg:x="21.844cm" svg:y="4.332cm">
          <text:p/>
        </draw:rect>
        <draw:frame draw:style-name="gr6" draw:text-style-name="P5" draw:layer="layout" svg:width="3.302cm" svg:height="1.313cm" svg:x="22.121cm" svg:y="4.656cm">
          <draw:text-box>
            <text:p text:style-name="P3"><text:span text:style-name="T4">ProcurveA</text:span></text:p>
            <text:p text:style-name="P3"><text:span text:style-name="T4">(hp5406zl)</text:span></text:p>
          </draw:text-box>
        </draw:frame>
        <draw:custom-shape draw:style-name="gr2" draw:text-style-name="P1" draw:layer="layout" svg:width="3.81cm" svg:height="1.143cm" svg:x="21.717cm" svg:y="7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81cm" svg:height="0.822cm" svg:x="21.717cm" svg:y="7.677cm">
          <draw:text-box>
            <text:p><text:span text:style-name="T1"><text:s text:c="2"/></text:span><text:span text:style-name="T1">Utah IG</text:span></text:p>
          </draw:text-box>
        </draw:frame>
        <draw:line draw:style-name="gr8" draw:text-style-name="P1" draw:layer="layout" svg:x1="23.495cm" svg:y1="6.096cm" svg:x2="23.495cm" svg:y2="7.493cm">
          <text:p/>
        </draw:line>
        <draw:frame draw:style-name="gr9" draw:layer="layout" svg:width="1.316cm" svg:height="0.623cm" svg:x="23.703cm" svg:y="6.489cm">
          <draw:text-box>
            <text:p><text:span text:style-name="T5">1Gb</text:span></text:p>
          </draw:text-box>
        </draw:frame>
        <draw:rect draw:style-name="gr5" draw:text-style-name="P1" draw:layer="layout" svg:width="3.452cm" svg:height="1.764cm" svg:x="16.129cm" svg:y="4.318cm">
          <text:p/>
        </draw:rect>
        <draw:frame draw:style-name="gr6" draw:text-style-name="P5" draw:layer="layout" svg:width="3.302cm" svg:height="1.313cm" svg:x="16.406cm" svg:y="4.642cm">
          <draw:text-box>
            <text:p text:style-name="P3"><text:span text:style-name="T4"><text:s text:c="4"/></text:span><text:span text:style-name="T4">UEN</text:span></text:p>
            <text:p text:style-name="P3"><text:span text:style-name="T4">(hp5406zl)</text:span></text:p>
          </draw:text-box>
        </draw:frame>
        <draw:line draw:style-name="gr1" draw:text-style-name="P1" draw:layer="layout" svg:x1="19.558cm" svg:y1="5.207cm" svg:x2="21.844cm" svg:y2="5.207cm">
          <text:p/>
        </draw:line>
        <draw:frame draw:style-name="gr4" draw:text-style-name="P4" draw:layer="layout" svg:width="1.534cm" svg:height="0.661cm" svg:x="19.929cm" svg:y="4.318cm">
          <draw:text-box draw:corner-radius="2.666cm">
            <text:p text:style-name="P3"><text:span text:style-name="T3">10Gb</text:span></text:p>
          </draw:text-box>
        </draw:frame>
        <draw:custom-shape draw:style-name="gr2" draw:text-style-name="P1" draw:layer="layout" svg:width="3.81cm" svg:height="1.143cm" svg:x="16.002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1cm" svg:height="0.822cm" svg:x="15.621cm" svg:y="7.62cm">
          <draw:text-box>
            <text:p><text:span text:style-name="T1"><text:s text:c="2"/></text:span><text:span text:style-name="T1">Utah DDC</text:span></text:p>
          </draw:text-box>
        </draw:frame>
        <draw:line draw:style-name="gr11" draw:text-style-name="P1" draw:layer="layout" svg:x1="18.034cm" svg:y1="7.493cm" svg:x2="18.034cm" svg:y2="6.096cm">
          <text:p/>
        </draw:line>
        <draw:frame draw:style-name="gr12" draw:text-style-name="P6" draw:layer="layout" svg:width="1.407cm" svg:height="0.508cm" svg:x="16.5cm" svg:y="6.604cm">
          <draw:text-box draw:corner-radius="2.666cm">
            <text:p text:style-name="P3"><text:span text:style-name="T6">10Gb</text:span></text:p>
          </draw:text-box>
        </draw:frame>
        <draw:rect draw:style-name="gr5" draw:text-style-name="P1" draw:layer="layout" svg:width="3.452cm" svg:height="1.764cm" svg:x="10.414cm" svg:y="4.332cm">
          <text:p/>
        </draw:rect>
        <draw:frame draw:style-name="gr6" draw:text-style-name="P5" draw:layer="layout" svg:width="3.302cm" svg:height="1.313cm" svg:x="10.691cm" svg:y="4.656cm">
          <draw:text-box>
            <text:p text:style-name="P3"><text:span text:style-name="T4"><text:s text:c="4"/></text:span><text:span text:style-name="T4">Salt</text:span></text:p>
            <text:p text:style-name="P3"><text:span text:style-name="T4">(hp5406zl)</text:span></text:p>
          </draw:text-box>
        </draw:frame>
        <draw:line draw:style-name="gr1" draw:text-style-name="P1" draw:layer="layout" svg:x1="13.843cm" svg:y1="5.221cm" svg:x2="16.129cm" svg:y2="5.221cm">
          <text:p/>
        </draw:line>
        <draw:frame draw:style-name="gr4" draw:text-style-name="P4" draw:layer="layout" svg:width="1.534cm" svg:height="0.661cm" svg:x="14.214cm" svg:y="4.332cm">
          <draw:text-box draw:corner-radius="2.666cm">
            <text:p text:style-name="P3"><text:span text:style-name="T3">5Gb</text:span></text:p>
          </draw:text-box>
        </draw:frame>
        <draw:line draw:style-name="gr8" draw:text-style-name="P1" draw:layer="layout" svg:x1="12.065cm" svg:y1="2.921cm" svg:x2="12.065cm" svg:y2="4.318cm">
          <text:p/>
        </draw:line>
        <draw:frame draw:style-name="gr9" draw:layer="layout" svg:width="1.316cm" svg:height="0.623cm" svg:x="12.273cm" svg:y="3.314cm">
          <draw:text-box>
            <text:p><text:span text:style-name="T5">1Gb</text:span></text:p>
          </draw:text-box>
        </draw:frame>
        <draw:custom-shape draw:style-name="gr2" draw:text-style-name="P1" draw:layer="layout" svg:width="1.778cm" svg:height="1.143cm" svg:x="11.176cm" svg:y="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10.922cm" svg:y="1.957cm">
          <draw:text-box>
            <text:p><text:span text:style-name="T1"><text:s text:c="2"/></text:span><text:span text:style-name="T1">ION</text:span></text:p>
          </draw:text-box>
        </draw:frame>
        <draw:rect draw:style-name="gr5" draw:text-style-name="P1" draw:layer="layout" svg:width="3.452cm" svg:height="1.764cm" svg:x="4.699cm" svg:y="4.332cm">
          <text:p/>
        </draw:rect>
        <draw:frame draw:style-name="gr6" draw:text-style-name="P5" draw:layer="layout" svg:width="3.302cm" svg:height="1.313cm" svg:x="4.976cm" svg:y="4.656cm">
          <draw:text-box>
            <text:p text:style-name="P3"><text:span text:style-name="T4"><text:s text:c="4"/></text:span><text:span text:style-name="T4">LOSA</text:span></text:p>
            <text:p text:style-name="P3"><text:span text:style-name="T4">(hp5406zl)</text:span></text:p>
          </draw:text-box>
        </draw:frame>
        <draw:line draw:style-name="gr14" draw:text-style-name="P1" draw:layer="layout" svg:x1="8.128cm" svg:y1="5.221cm" svg:x2="10.414cm" svg:y2="5.221cm">
          <text:p/>
        </draw:line>
        <draw:frame draw:style-name="gr4" draw:text-style-name="P6" draw:layer="layout" svg:width="1.534cm" svg:height="0.661cm" svg:x="8.626cm" svg:y="4.445cm">
          <draw:text-box draw:corner-radius="2.666cm">
            <text:p text:style-name="P3"><text:span text:style-name="T6">1Gb</text:span></text:p>
          </draw:text-box>
        </draw:frame>
        <draw:line draw:style-name="gr8" draw:text-style-name="P1" draw:layer="layout" svg:x1="6.35cm" svg:y1="2.921cm" svg:x2="6.35cm" svg:y2="4.318cm">
          <text:p/>
        </draw:line>
        <draw:frame draw:style-name="gr9" draw:layer="layout" svg:width="1.316cm" svg:height="0.623cm" svg:x="6.558cm" svg:y="3.314cm">
          <draw:text-box>
            <text:p><text:span text:style-name="T5">1Gb</text:span></text:p>
          </draw:text-box>
        </draw:frame>
        <draw:custom-shape draw:style-name="gr2" draw:text-style-name="P1" draw:layer="layout" svg:width="1.778cm" svg:height="1.143cm" svg:x="5.461cm" svg:y="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5.207cm" svg:y="1.957cm">
          <draw:text-box>
            <text:p><text:span text:style-name="T1"><text:s text:c="2"/></text:span><text:span text:style-name="T1">ION</text:span></text:p>
          </draw:text-box>
        </draw:frame>
        <draw:rect draw:style-name="gr5" draw:text-style-name="P1" draw:layer="layout" svg:width="3.452cm" svg:height="1.764cm" svg:x="0.889cm" svg:y="8.142cm">
          <text:p/>
        </draw:rect>
        <draw:frame draw:style-name="gr6" draw:text-style-name="P5" draw:layer="layout" svg:width="3.302cm" svg:height="1.313cm" svg:x="1.166cm" svg:y="8.466cm">
          <draw:text-box>
            <text:p text:style-name="P3"><text:span text:style-name="T4"><text:s text:c="4"/></text:span><text:span text:style-name="T4">HOUS</text:span></text:p>
            <text:p text:style-name="P3"><text:span text:style-name="T4">(hp5406zl)</text:span></text:p>
          </draw:text-box>
        </draw:frame>
        <draw:line draw:style-name="gr14" draw:text-style-name="P1" draw:layer="layout" svg:x1="4.318cm" svg:y1="8.128cm" svg:x2="4.699cm" svg:y2="6.096cm">
          <text:p/>
        </draw:line>
        <draw:frame draw:style-name="gr15" draw:text-style-name="P6" draw:layer="layout" svg:width="1.534cm" svg:height="0.635cm" svg:x="4.689cm" svg:y="6.858cm">
          <draw:text-box draw:corner-radius="2.666cm">
            <text:p text:style-name="P3"><text:span text:style-name="T6">1Gb</text:span></text:p>
          </draw:text-box>
        </draw:frame>
        <draw:line draw:style-name="gr8" draw:text-style-name="P1" draw:layer="layout" svg:x1="2.54cm" svg:y1="6.731cm" svg:x2="2.54cm" svg:y2="8.128cm">
          <text:p/>
        </draw:line>
        <draw:frame draw:style-name="gr9" draw:layer="layout" svg:width="1.316cm" svg:height="0.623cm" svg:x="2.748cm" svg:y="7.124cm">
          <draw:text-box>
            <text:p><text:span text:style-name="T5">1Gb</text:span></text:p>
          </draw:text-box>
        </draw:frame>
        <draw:custom-shape draw:style-name="gr2" draw:text-style-name="P1" draw:layer="layout" svg:width="1.778cm" svg:height="1.143cm" svg:x="1.651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1.397cm" svg:y="5.767cm">
          <draw:text-box>
            <text:p><text:span text:style-name="T1"><text:s text:c="2"/></text:span><text:span text:style-name="T1">ION</text:span></text:p>
          </draw:text-box>
        </draw:frame>
        <draw:rect draw:style-name="gr5" draw:text-style-name="P1" draw:layer="layout" svg:width="3.452cm" svg:height="1.764cm" svg:x="4.676cm" svg:y="12.7cm">
          <text:p/>
        </draw:rect>
        <draw:frame draw:style-name="gr6" draw:text-style-name="P5" draw:layer="layout" svg:width="3.302cm" svg:height="1.313cm" svg:x="4.953cm" svg:y="13.024cm">
          <draw:text-box>
            <text:p text:style-name="P3"><text:span text:style-name="T4"><text:s text:c="4"/></text:span><text:span text:style-name="T4">ATLA</text:span></text:p>
            <text:p text:style-name="P3"><text:span text:style-name="T4">(hp5406zl)</text:span></text:p>
          </draw:text-box>
        </draw:frame>
        <draw:line draw:style-name="gr14" draw:text-style-name="P1" draw:layer="layout" svg:x1="4.318cm" svg:y1="9.906cm" svg:x2="4.699cm" svg:y2="12.7cm">
          <text:p/>
        </draw:line>
        <draw:frame draw:style-name="gr16" draw:text-style-name="P6" draw:layer="layout" svg:width="1.42cm" svg:height="0.508cm" svg:x="4.676cm" svg:y="11.361cm">
          <draw:text-box draw:corner-radius="2.666cm">
            <text:p text:style-name="P3"><text:span text:style-name="T6">1Gb</text:span></text:p>
          </draw:text-box>
        </draw:frame>
        <draw:line draw:style-name="gr8" draw:text-style-name="P1" draw:layer="layout" svg:x1="2.771cm" svg:y1="13.575cm" svg:x2="4.676cm" svg:y2="13.575cm">
          <text:p/>
        </draw:line>
        <draw:frame draw:style-name="gr9" draw:layer="layout" svg:width="1.316cm" svg:height="0.623cm" svg:x="3.152cm" svg:y="13.714cm">
          <draw:text-box>
            <text:p><text:span text:style-name="T5">1Gb</text:span></text:p>
          </draw:text-box>
        </draw:frame>
        <draw:custom-shape draw:style-name="gr2" draw:text-style-name="P1" draw:layer="layout" svg:width="1.778cm" svg:height="1.143cm" svg:x="0.993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0.739cm" svg:y="13.208cm">
          <draw:text-box>
            <text:p><text:span text:style-name="T1"><text:s text:c="2"/></text:span><text:span text:style-name="T1">ION</text:span></text:p>
          </draw:text-box>
        </draw:frame>
        <draw:rect draw:style-name="gr5" draw:text-style-name="P1" draw:layer="layout" svg:width="3.452cm" svg:height="1.764cm" svg:x="10.391cm" svg:y="12.714cm">
          <text:p/>
        </draw:rect>
        <draw:frame draw:style-name="gr6" draw:text-style-name="P5" draw:layer="layout" svg:width="3.302cm" svg:height="1.313cm" svg:x="10.668cm" svg:y="13.038cm">
          <draw:text-box>
            <text:p text:style-name="P3"><text:span text:style-name="T4"><text:s text:c="4"/></text:span><text:span text:style-name="T4">WASH</text:span></text:p>
            <text:p text:style-name="P3"><text:span text:style-name="T4">(hp5406zl)</text:span></text:p>
          </draw:text-box>
        </draw:frame>
        <draw:line draw:style-name="gr8" draw:text-style-name="P1" draw:layer="layout" svg:x1="12.042cm" svg:y1="14.478cm" svg:x2="12.042cm" svg:y2="16.129cm">
          <text:p/>
        </draw:line>
        <draw:frame draw:style-name="gr17" draw:layer="layout" svg:width="1.27cm" svg:height="0.635cm" svg:x="12.296cm" svg:y="15.113cm">
          <draw:text-box>
            <text:p><text:span text:style-name="T5">1Gb</text:span></text:p>
          </draw:text-box>
        </draw:frame>
        <draw:custom-shape draw:style-name="gr2" draw:text-style-name="P1" draw:layer="layout" svg:width="1.778cm" svg:height="1.143cm" svg:x="11.2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11.026cm" svg:y="16.181cm">
          <draw:text-box>
            <text:p><text:span text:style-name="T1"><text:s text:c="2"/></text:span><text:span text:style-name="T1">ION</text:span></text:p>
          </draw:text-box>
        </draw:frame>
        <draw:line draw:style-name="gr14" draw:text-style-name="P1" draw:layer="layout" svg:x1="8.105cm" svg:y1="13.603cm" svg:x2="10.391cm" svg:y2="13.603cm">
          <text:p/>
        </draw:line>
        <draw:frame draw:style-name="gr4" draw:text-style-name="P6" draw:layer="layout" svg:width="1.534cm" svg:height="0.661cm" svg:x="8.626cm" svg:y="12.801cm">
          <draw:text-box draw:corner-radius="2.666cm">
            <text:p text:style-name="P3"><text:span text:style-name="T6">1Gb</text:span></text:p>
          </draw:text-box>
        </draw:frame>
        <draw:rect draw:style-name="gr5" draw:text-style-name="P1" draw:layer="layout" svg:width="3.452cm" svg:height="1.764cm" svg:x="6.708cm" svg:y="8.001cm">
          <text:p/>
        </draw:rect>
        <draw:frame draw:style-name="gr6" draw:text-style-name="P5" draw:layer="layout" svg:width="3.302cm" svg:height="1.313cm" svg:x="6.985cm" svg:y="8.325cm">
          <draw:text-box>
            <text:p text:style-name="P3"><text:span text:style-name="T4"><text:s text:c="4"/></text:span><text:span text:style-name="T4">KANS</text:span></text:p>
            <text:p text:style-name="P3"><text:span text:style-name="T4">(hp5406zl)</text:span></text:p>
          </draw:text-box>
        </draw:frame>
        <draw:line draw:style-name="gr8" draw:text-style-name="P1" draw:layer="layout" svg:x1="10.16cm" svg:y1="8.89cm" svg:x2="11.684cm" svg:y2="8.89cm">
          <text:p/>
        </draw:line>
        <draw:custom-shape draw:style-name="gr2" draw:text-style-name="P1" draw:layer="layout" svg:width="1.778cm" svg:height="1.143cm" svg:x="11.684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0.822cm" svg:x="11.43cm" svg:y="8.434cm">
          <draw:text-box>
            <text:p><text:span text:style-name="T1"><text:s text:c="2"/></text:span><text:span text:style-name="T1">ION</text:span></text:p>
          </draw:text-box>
        </draw:frame>
        <draw:line draw:style-name="gr14" draw:text-style-name="P1" draw:layer="layout" svg:x1="4.318cm" svg:y1="8.89cm" svg:x2="6.708cm" svg:y2="8.89cm">
          <text:p/>
        </draw:line>
        <draw:frame draw:style-name="gr4" draw:text-style-name="P6" draw:layer="layout" svg:width="1.534cm" svg:height="0.661cm" svg:x="4.699cm" svg:y="9.017cm">
          <draw:text-box draw:corner-radius="0.668cm">
            <text:p text:style-name="P3"><text:span text:style-name="T6">1Gb</text:span></text:p>
          </draw:text-box>
        </draw:frame>
        <draw:line draw:style-name="gr14" draw:text-style-name="P1" draw:layer="layout" svg:x1="10.16cm" svg:y1="8.001cm" svg:x2="10.795cm" svg:y2="6.096cm">
          <text:p/>
        </draw:line>
        <draw:line draw:style-name="gr14" draw:text-style-name="P1" draw:layer="layout" svg:x1="10.668cm" svg:y1="12.7cm" svg:x2="10.16cm" svg:y2="9.779cm">
          <text:p/>
        </draw:line>
        <draw:frame draw:style-name="gr16" draw:text-style-name="P6" draw:layer="layout" svg:width="1.42cm" svg:height="0.508cm" svg:x="9.375cm" svg:y="11.049cm">
          <draw:text-box draw:corner-radius="2.666cm">
            <text:p text:style-name="P3"><text:span text:style-name="T6">1Gb</text:span></text:p>
          </draw:text-box>
        </draw:frame>
        <draw:frame draw:style-name="gr16" draw:text-style-name="P6" draw:layer="layout" svg:width="1.42cm" svg:height="0.508cm" svg:x="9.375cm" svg:y="6.731cm">
          <draw:text-box draw:corner-radius="2.666cm">
            <text:p text:style-name="P3"><text:span text:style-name="T6">1G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4-06-02T09:57:34</dc:date>
    <dc:language>en-US</dc:language>
    <meta:editing-cycles>43</meta:editing-cycles>
    <meta:editing-duration>P1DT20H23M4S</meta:editing-duration>
    <dc:creator>Leigh Stoller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